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82cm" fo:min-width="2.196cm"/>
      <style:paragraph-properties style:writing-mode="lr-tb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43cm" fo:min-width="1.74cm"/>
      <style:paragraph-properties style:writing-mode="lr-tb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12cm" fo:min-width="1.74cm"/>
      <style:paragraph-properties style:writing-mode="lr-tb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12cm" fo:min-width="3.595cm"/>
      <style:paragraph-properties style:writing-mode="lr-tb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12cm" fo:min-width="3.232cm"/>
      <style:paragraph-properties style:writing-mode="lr-tb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12cm" fo:min-width="1.371cm"/>
      <style:paragraph-properties style:writing-mode="lr-tb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12cm" fo:min-width="3.239cm"/>
      <style:paragraph-properties style:writing-mode="lr-tb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12cm" fo:min-width="1.502cm"/>
      <style:paragraph-properties style:writing-mode="lr-tb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82cm" fo:min-width="2.425cm"/>
      <style:paragraph-properties style:writing-mode="lr-tb"/>
    </style:style>
    <style:style style:name="gr10" style:family="graphic" style:parent-style-name="standard">
      <style:graphic-properties svg:stroke-color="#000000" draw:fill="solid" draw:fill-color="#ff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779cm"/>
      <style:paragraph-properties style:writing-mode="lr-tb"/>
    </style:style>
    <style:style style:name="gr12" style:family="graphic" style:parent-style-name="objectwithoutfill">
      <style:graphic-properties svg:stroke-color="#000000" draw:marker-end="Стили_20_стрелок_20_7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Стили_20_стрелок_20_8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Стили_20_стрелок_20_9" draw:marker-end-width="0.3cm" draw:fill="none" draw:textarea-vertical-align="middle"/>
    </style:style>
    <style:style style:name="gr15" style:family="graphic" style:parent-style-name="objectwithoutfill">
      <style:graphic-properties svg:stroke-color="#000000" draw:fill="none" draw:textarea-vertical-align="middle"/>
    </style:style>
    <style:style style:name="gr16" style:family="graphic" style:parent-style-name="objectwithoutfill">
      <style:graphic-properties svg:stroke-color="#000000" draw:marker-end="Стили_20_стрелок_20_10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Стили_20_стрелок_20_15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style:font-name="Times New Roman" fo:font-size="9pt" style:font-size-asian="12pt" style:font-size-complex="12pt"/>
    </style:style>
    <style:style style:name="P2" style:family="paragraph">
      <loext:graphic-properties draw:fill="solid" draw:fill-color="#ffffff"/>
      <style:paragraph-properties fo:text-align="center" style:writing-mode="lr-tb"/>
      <style:text-properties style:font-name="Times New Roman" fo:font-size="9pt" style:font-size-asian="12pt" style:font-size-complex="12pt"/>
    </style:style>
    <style:style style:name="P3" style:family="paragraph">
      <loext:graphic-properties draw:fill="solid" draw:fill-color="#ffffff"/>
      <style:paragraph-properties fo:text-align="center"/>
      <style:text-properties style:font-name="Times New Roman" fo:font-size="9pt"/>
    </style:style>
    <style:style style:name="P4" style:family="paragraph">
      <style:paragraph-properties fo:text-align="center"/>
      <style:text-properties fo:font-size="9pt" style:font-size-asian="7pt" style:font-size-complex="7pt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Times New Roman" fo:font-size="9pt" style:font-size-asian="7pt" style:font-size-complex="7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Times New Roman" style:font-size-asian="12pt" style:font-size-complex="12pt"/>
    </style:style>
    <style:style style:name="T2" style:family="text">
      <style:text-properties style:font-name="Times New Roman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2.988cm" svg:height="1.462cm" svg:x="7.974cm" svg:y="6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4.479cm" svg:height="2.185cm" svg:x="7.228cm" svg:y="8.201cm">
          <text:p text:style-name="P1"><text:span text:style-name="T1">Повторять, пока</text:span></text:p>
          <text:p text:style-name="P1"><text:span text:style-name="T1">не перейдём дорогу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xml:id="id4" draw:id="id4" draw:layer="layout" svg:width="4.479cm" svg:height="2.924cm" svg:x="7.228cm" svg:y="12.592cm">
          <text:p text:style-name="P1"><text:span text:style-name="T1">Горит</text:span></text:p>
          <text:p text:style-name="P1"><text:span text:style-name="T1">красный или жёлтый</text:span></text:p>
          <text:p text:style-name="P1"><text:span text:style-name="T1">сигнал светофор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3" draw:id="id3" draw:layer="layout" svg:width="4.095cm" svg:height="1.462cm" svg:x="7.414cm" svg:y="10.745cm">
          <text:p text:style-name="P1"><text:span text:style-name="T1">Посмотреть на</text:span></text:p>
          <text:p text:style-name="P1"><text:span text:style-name="T1">цвет сигнала светофор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5" draw:id="id5" draw:layer="layout" svg:width="3.732cm" svg:height="1.462cm" svg:x="3.702cm" svg:y="16.057cm">
          <text:p text:style-name="P1"><text:span text:style-name="T1">Дождаться смены</text:span></text:p>
          <text:p text:style-name="P1"><text:span text:style-name="T1">сигнала светофор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6" draw:id="id6" draw:layer="layout" svg:width="3.739cm" svg:height="2.924cm" svg:x="11.461cm" svg:y="16.076cm">
          <text:p text:style-name="P1"><text:span text:style-name="T1">Горит</text:span></text:p>
          <text:p text:style-name="P1"><text:span text:style-name="T1">зелёный сигнал</text:span></text:p>
          <text:p text:style-name="P1"><text:span text:style-name="T1">светофор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xml:id="id7" draw:id="id7" draw:layer="layout" svg:width="3.739cm" svg:height="1.462cm" svg:x="8.15cm" svg:y="20cm">
          <text:p text:style-name="P1"><text:span text:style-name="T1">Осторожно перейти</text:span></text:p>
          <text:p text:style-name="P1"><text:span text:style-name="T1">дорогу по зебре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2" xml:id="id9" draw:id="id9" draw:layer="layout" svg:width="2.616cm" svg:height="1.462cm" svg:x="15.634cm" svg:y="20cm">
          <text:p text:style-name="P1"><text:span text:style-name="T1">Перестройка</text:span></text:p>
          <text:p text:style-name="P1"><text:span text:style-name="T1">маршрут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2" xml:id="id8" draw:id="id8" draw:layer="layout" svg:width="3.243cm" svg:height="1.462cm" svg:x="8.407cm" svg:y="22.5cm">
          <text:p text:style-name="P1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3" xml:id="id11" draw:id="id11" draw:layer="layout" svg:x1="9.468cm" svg:y1="7.462cm" svg:x2="9.468cm" svg:y2="8.201cm" draw:start-shape="id1" draw:start-glue-point="6" draw:end-shape="id2" draw:end-glue-point="4" svg:d="M9468 7462v739" svg:viewBox="0 0 1 740">
          <text:p/>
        </draw:connector>
        <draw:connector draw:style-name="gr10" draw:text-style-name="P3" draw:layer="layout" svg:x1="9.468cm" svg:y1="10.386cm" svg:x2="9.462cm" svg:y2="10.745cm" draw:start-shape="id2" draw:start-glue-point="6" draw:end-shape="id3" draw:end-glue-point="4" svg:d="M9468 10386v180h-6v179" svg:viewBox="0 0 7 360">
          <text:p/>
        </draw:connector>
        <draw:connector draw:style-name="gr10" draw:text-style-name="P3" draw:layer="layout" svg:x1="9.462cm" svg:y1="12.207cm" svg:x2="9.468cm" svg:y2="12.592cm" draw:start-shape="id3" draw:start-glue-point="6" draw:end-shape="id4" draw:end-glue-point="4" svg:d="M9462 12207v193h6v192" svg:viewBox="0 0 7 386">
          <text:p/>
        </draw:connector>
        <draw:frame draw:style-name="gr11" draw:text-style-name="P5" draw:layer="layout" svg:width="1.232cm" svg:height="1.029cm" svg:x="11.868cm" svg:y="13.35cm">
          <draw:text-box>
            <text:p text:style-name="P4"><text:span text:style-name="T2">false</text:span></text:p>
          </draw:text-box>
        </draw:frame>
        <draw:frame draw:style-name="gr11" draw:text-style-name="P5" draw:layer="layout" svg:width="1.338cm" svg:height="1.029cm" svg:x="15.4cm" svg:y="16.75cm">
          <draw:text-box>
            <text:p text:style-name="P4"><text:span text:style-name="T2">false</text:span></text:p>
          </draw:text-box>
        </draw:frame>
        <draw:connector draw:style-name="gr12" draw:text-style-name="P6" draw:layer="layout" svg:x1="7.228cm" svg:y1="14.054cm" svg:x2="5.568cm" svg:y2="16.057cm" draw:start-shape="id4" draw:start-glue-point="5" draw:end-shape="id5" draw:end-glue-point="4" svg:d="M7228 14054h-1660v2003" svg:viewBox="0 0 1661 2004">
          <text:p/>
        </draw:connector>
        <draw:connector draw:style-name="gr13" draw:text-style-name="P6" draw:layer="layout" svg:x1="11.707cm" svg:y1="14.054cm" svg:x2="13.33cm" svg:y2="16.076cm" draw:start-shape="id4" draw:end-shape="id6" draw:end-glue-point="4" svg:d="M11707 14054h1623v2022" svg:viewBox="0 0 1624 2023">
          <text:p/>
        </draw:connector>
        <draw:frame draw:style-name="gr11" draw:text-style-name="P5" draw:layer="layout" svg:width="1.232cm" svg:height="1.029cm" svg:x="5.868cm" svg:y="13.351cm">
          <draw:text-box>
            <text:p text:style-name="P4"><text:span text:style-name="T2">true</text:span></text:p>
          </draw:text-box>
        </draw:frame>
        <draw:connector draw:style-name="gr14" draw:text-style-name="P6" draw:layer="layout" svg:x1="11.461cm" svg:y1="17.538cm" svg:x2="10.019cm" svg:y2="20cm" draw:start-shape="id6" draw:start-glue-point="5" draw:end-shape="id7" draw:end-glue-point="4" svg:d="M11461 17538h-1442v2462" svg:viewBox="0 0 1443 2463">
          <text:p/>
        </draw:connector>
        <draw:connector draw:style-name="gr15" draw:text-style-name="P6" draw:layer="layout" draw:type="line" svg:x1="10.019cm" svg:y1="21.462cm" svg:x2="10.028cm" svg:y2="22.5cm" draw:start-shape="id7" draw:start-glue-point="6" draw:end-shape="id8" draw:end-glue-point="4" svg:d="M10019 21462l9 1038" svg:viewBox="0 0 10 1039">
          <text:p/>
        </draw:connector>
        <draw:frame draw:style-name="gr11" draw:text-style-name="P5" draw:layer="layout" svg:width="1.338cm" svg:height="1.029cm" svg:x="10.2cm" svg:y="16.751cm">
          <draw:text-box>
            <text:p text:style-name="P4"><text:span text:style-name="T2">true</text:span></text:p>
          </draw:text-box>
        </draw:frame>
        <draw:connector draw:style-name="gr16" draw:text-style-name="P6" draw:layer="layout" svg:x1="15.2cm" svg:y1="17.538cm" svg:x2="16.942cm" svg:y2="20cm" draw:start-shape="id6" draw:start-glue-point="7" draw:end-shape="id9" draw:end-glue-point="0" svg:d="M15200 17538h1742v2462" svg:viewBox="0 0 1743 2463">
          <text:p/>
        </draw:connector>
        <draw:connector draw:style-name="gr15" draw:text-style-name="P6" xml:id="id10" draw:id="id10" draw:layer="layout" draw:type="line" svg:x1="5.568cm" svg:y1="17.519cm" svg:x2="5.57cm" svg:y2="18.508cm" draw:start-shape="id5" draw:start-glue-point="6" svg:d="M5568 17519l2 989" svg:viewBox="0 0 3 990">
          <text:p/>
        </draw:connector>
        <draw:connector draw:style-name="gr17" draw:text-style-name="P6" draw:layer="layout" draw:line-skew="-4.919cm" svg:x1="5.57cm" svg:y1="18.508cm" svg:x2="9.468cm" svg:y2="7.831cm" draw:start-shape="id10" draw:start-glue-point="3" draw:end-shape="id11" draw:end-glue-point="0" svg:d="M5570 18508h-2970v-10677h6868" svg:viewBox="0 0 6869 10678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2" draw:display-name="Стили стрелок 2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07T20:49:10.588000000</meta:creation-date>
    <dc:date>2021-11-01T22:35:06.061000000</dc:date>
    <meta:editing-duration>PT6M29S</meta:editing-duration>
    <meta:editing-cycles>2</meta:editing-cycles>
    <meta:generator>LibreOffice/7.1.5.2$Windows_X86_64 LibreOffice_project/85f04e9f809797b8199d13c421bd8a2b025d52b5</meta:generator>
    <meta:document-statistic meta:object-count="23"/>
  </office:meta>
</office:document-meta>
</file>